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8da4" officeooo:paragraph-rsid="00168da4"/>
    </style:style>
    <style:style style:name="P2" style:family="paragraph" style:parent-style-name="Standard">
      <style:text-properties officeooo:rsid="0017514d" officeooo:paragraph-rsid="0017514d"/>
    </style:style>
    <style:style style:name="T1" style:family="text">
      <style:text-properties officeooo:rsid="00175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i G est un graphes connexe alrs l'arbre de Steiner sera un arbre couvrant connexe.</text:p>
      <text:p text:style-name="P1">Les terminaux appartiennent tous au Sommets de G</text:p>
      <text:p text:style-name="P1"><text:s/></text:p>
      <text:p text:style-name="P1">2)</text:p>
      <text:p text:style-name="P1">Il faut trouver un arbre de Steiner avec pour terminaux les points devant etre relié au +, et un deuxieme avec pour terminaux les points devant etre relié au -.<text:line-break/>Cela va pemetre d'alimenter tout les points qui ont besoin de l'etre avec un cout en distance minimum.<text:line-break/><text:line-break/>3)</text:p>
      <text:p text:style-name="P1">Si x et y sont voisins, la plus petite distance est la valeur de c(x,y)<text:line-break/>Si x et y ne sont pas voisins, <text:span text:style-name="T1">d(x,y) correspond à la plus petite distance de x a y parmi tout les chemins possibles. </text:span></text:p>
      <text:p text:style-name="P1"/>
      <text:p text:style-name="P1">4)</text:p>
      <text:p text:style-name="P2">Si y fait parti de chemin de x à z, alors la distance de x à y plus celle de y à z sera la meme que le distance de x à z.<text:line-break/>Sinon il faudra faire un detour par y qui rallongera le chem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13:37.675934007</meta:creation-date>
    <dc:date>2014-11-11T15:03:58.194908449</dc:date>
    <meta:editing-duration>PT17M28S</meta:editing-duration>
    <meta:editing-cycles>2</meta:editing-cycles>
    <meta:generator>LibreOffice/4.2.7.2$Linux_X86_64 LibreOffice_project/420$Build-2</meta:generator>
    <meta:document-statistic meta:table-count="0" meta:image-count="0" meta:object-count="0" meta:page-count="1" meta:paragraph-count="8" meta:word-count="159" meta:character-count="781" meta:non-whitespace-character-count="626"/>
  </office:meta>
</office:document-meta>
</file>